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vanced Java (Servlets &amp; JSP) Assignments </text:p>
      <text:p text:style-name="Standard"><text:tab/><text:tab/><text:tab/><text:tab/><text:span text:style-name="T3">Topics: Basics of Servlet </text:span></text:p>
      <text:p text:style-name="Standard"/>
      <text:p text:style-name="Standard">Problem #1: Write a servlet which will display the count of number of times a client has accessed </text:p>
      <text:p text:style-name="Standard">it.</text:p>
      <text:p text:style-name="Standard"><text:s/><text:span text:style-name="T1">(CounterServlet.java)</text:span></text:p>
      <text:p text:style-name="Standard"><text:s/>Problem #2: Write a servlet to print the current date and time.<text:span text:style-name="T1"> (DateTimeServlet.java)</text:span></text:p>
      <text:p text:style-name="Standard"><text:s/>Problem #3: Create a MVC application using Servlet, JSP and plain old java class. </text:p>
      <text:p text:style-name="Standard"><text:s/><text:span text:style-name="T1">(SampleMVC.java,SampleMVC1.java,success.jsp,welcome_message.jsp)</text:span></text:p>
      <text:p text:style-name="Standard"><text:s/>Problem #4: Write a servlet that will take a string and show its reverse </text:p>
      <text:p text:style-name="P1">(ReverseServlet.java)</text:p>
      <text:p text:style-name="Standard"><text:s/>Problem #5: Write a Servlet application that allows you to add new movies to an array list and </text:p>
      <text:p text:style-name="Standard"><text:s text:c="5"/>lists all the movies. </text:p>
      <text:p text:style-name="P1">(addMoviesServlet.java)</text:p>
      <text:p text:style-name="Standard"><text:tab/><text:tab/><text:tab/><text:tab/></text:p>
      <text:p text:style-name="Standard"><text:tab/><text:tab/><text:tab/><text:tab/><text:span text:style-name="T3">Topics: Session Tracking</text:span> </text:p>
      <text:p text:style-name="Standard"/>
      <text:p text:style-name="Standard">Problem #6: Create a login page using html and write a servlet program to explain session </text:p>
      <text:p text:style-name="Standard">tracking with the help of HttpSession. </text:p>
      <text:p text:style-name="P1">(login.html,LoginHttpSessionServlet,LoginSuccess.jsp)</text:p>
      <text:p text:style-name="Standard">Problem #7: Create a login page using HTML and write a Java program to track the session with </text:p>
      <text:p text:style-name="Standard">the help of cookies. </text:p>
      <text:p text:style-name="P1">(CookiesLogin.html,CookiesServlet.java,CookiesSuccess.jsp)</text:p>
      <text:p text:style-name="Standard">Problem #8: Write a servlet program to do the following: </text:p>
      <text:p text:style-name="Standard"><text:tab/>o Get user ID and password parameters from Login.html file and it to the cookies object. </text:p>
      <text:p text:style-name="Standard"><text:tab/>o Retrieve these set cookies and verify the user validity from the table (Assume suitable </text:p>
      <text:p text:style-name="Standard"><text:tab/><text:tab/>table structure) </text:p>
      <text:p text:style-name="Standard"/>
      <text:p text:style-name="Standard">Problem #9: Suppose your system needs to be secure. Only people that know the password are </text:p>
      <text:p text:style-name="Standard">allowed to see any part of it. As is, almost any page can be loaded if a hacker guesses the right </text:p>
      <text:p text:style-name="Standard">URL. </text:p>
      <text:p text:style-name="Standard"><text:tab/>o Each servlet hides behind the servlet server so that a hacker can only view what the </text:p>
      <text:p text:style-name="Standard"><text:tab/><text:tab/>servlet decides to show. </text:p>
      <text:p text:style-name="Standard"><text:tab/>o We could put a password on every request page, but if we're doing a lot of work, that </text:p>
      <text:p text:style-name="Standard"><text:tab/><text:tab/>can get old in a hurry. </text:p>
      <text:p text:style-name="Standard"><text:tab/>o We need to arrange our app such that the user provides the password once and can then </text:p>
      <text:p text:style-name="Standard"><text:tab/><text:tab/>use the pages as much as she likes without providing it again. There's more than one <text:tab/><text:tab/>way to do this. </text:p>
      <text:p text:style-name="Standard"><text:tab/><text:tab/><text:tab/><text:tab/></text:p>
      <text:p text:style-name="Standard"><text:span text:style-name="T3"><text:tab/><text:tab/><text:tab/><text:tab/>Topics: Creating a data access object </text:span></text:p>
      <text:p text:style-name="Standard"/>
      <text:p text:style-name="Standard">Problem #10: Write a servlet program for accepting registration details of a singer for singing </text:p>
      <text:p text:style-name="Standard">competition and store in the database table and if the record already exists, display appropriate </text:p>
      <text:p text:style-name="Standard">message. </text:p>
      <text:p text:style-name="Standard"/>
      <text:p text:style-name="Standard">Problem #11: Create a servlet which does online shopping for books having the following </text:p>
      <text:p text:style-name="Standard">functionality: </text:p>
      <text:p text:style-name="Standard"/>
      <text:p text:style-name="Standard"><text:tab/>Delete items from the shopping cart </text:p>
      <text:p text:style-name="Standard"><text:tab/>Add items to the shopping cart </text:p>
      <text:p text:style-name="Standard"><text:tab/>Display selected items </text:p>
      <text:p text:style-name="Standard"/>
      <text:p text:style-name="Standard"><text:soft-page-break/>Problem #12: Create a HTML form as below and store the data in the database through the html </text:p>
      <text:p text:style-name="Standard">form and further retrieve the data via form (Why don’t we give our feedback form here?) </text:p>
      <text:p text:style-name="Standard">Problem #13: Write a program using servlet, JDBC to read employee id and display the </text:p>
      <text:p text:style-name="Standard">information from database like employee name, address, cell-no, dob, doj, salary and display a </text:p>
      <text:p text:style-name="Standard">message “employee not exist” if employee id is not present in database? </text:p>
      <text:p text:style-name="Standard"/>
      <text:p text:style-name="Standard">Problem #14: Write a program to develop an online application for purchase Laptop using servlet </text:p>
      <text:p text:style-name="Standard">and JDBC </text:p>
      <text:p text:style-name="Standard">Problem #15: Make an Excel spreadsheet where each entry is a random number. Use Internet </text:p>
      <text:p text:style-name="Standard">Explorer to access it if you don’t have the MS Office plugin in Netscape. </text:p>
      <text:p text:style-name="Standard"/>
      <text:p text:style-name="Standard"><text:tab/><text:tab/><text:tab/><text:tab/><text:span text:style-name="T3">Topics: Servlet Config/Servlet </text:span></text:p>
      <text:p text:style-name="Standard"/>
      <text:p text:style-name="Standard">Problem #16: Write a program to get the init parameter values from web.xml file. </text:p>
      <text:p text:style-name="P1">(InitParamValuesServlet)</text:p>
      <text:p text:style-name="Standard">Problem#17: Write a program to define the application context parameter and print it on the </text:p>
      <text:p text:style-name="Standard">browser. </text:p>
      <text:p text:style-name="P1">(ContextParamValuesServlet.java)</text:p>
      <text:p text:style-name="Standard">Problem #18: Write a program to display multiple values from single parameter? </text:p>
      <text:p text:style-name="Standard"/>
      <text:p text:style-name="Standard"><text:tab/><text:tab/><text:tab/><text:tab/><text:span text:style-name="T3">Topics: JSP </text:span></text:p>
      <text:p text:style-name="Standard"><text:span text:style-name="T3"/></text:p>
      <text:p text:style-name="Standard">Problem #19: Make an HTML form page that sends 3 parameters to a JSP page for display. </text:p>
      <text:p text:style-name="P1">(display.html,Param.jsp)</text:p>
      <text:p text:style-name="Standard"/>
      <text:p text:style-name="Standard">Problem #20: Make a JSP page that makes a bulleted list with a random number of entries in the </text:p>
      <text:p text:style-name="Standard">list, each of which is a random int. </text:p>
      <text:p text:style-name="P1">(randomLst.jsp)</text:p>
      <text:p text:style-name="Standard"/>
      <text:p text:style-name="Standard">Problem #21: Make a JSP page that always displays the same page content, but uses a background </text:p>
      <text:p text:style-name="Standard">colour of green, red, blue, or yellow, randomly chosen for each request. Make sure your page </text:p>
      <text:p text:style-name="Standard">does not use the JSP-Styles style sheet, since that style sheet overrides the background colour. </text:p>
      <text:p text:style-name="P1">(randomColor.jsp)</text:p>
      <text:p text:style-name="Standard">Problem #22: The java.math package has a class called BigInteger that lets you create whole </text:p>
      <text:p text:style-name="Standard">numbers with an arbitrary number of digits. Create a JSP page that makes a large BigInteger from </text:p>
      <text:p text:style-name="Standard">a String you supply as a request parameter, squares it, and prints out the result. </text:p>
      <text:p text:style-name="P1">(jspMath.html,jspMathPage.jsp)</text:p>
      <text:p text:style-name="Standard"/>
      <text:p text:style-name="Standard">Problem #23: The include Action. Make a JSP 'signature block' page with your name and email </text:p>
      <text:p text:style-name="Standard">address. Include it in another JSP page. The value of the page attribute of jsp:include is allowed </text:p>
      <text:p text:style-name="Standard">to be a JSP expression. Make a JSP page that includes a 'good news' page or a 'bad news' page at </text:p>
      <text:p text:style-name="Standard">random. </text:p>
      <text:p text:style-name="P1">(jspSignature.jsp,jspSingnatureInclude.jsp,goodNews.jsp,badNews.jsp,jspNews.js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nthi M</meta:initial-creator>
    <meta:creation-date>2015-01-13T12:52:50</meta:creation-date>
    <dc:date>2015-01-13T17:13:51</dc:date>
    <dc:creator>Jayanthi M</dc:creator>
    <meta:editing-duration>PT3H49M18S</meta:editing-duration>
    <meta:editing-cycles>24</meta:editing-cycles>
    <meta:generator>LibreOffice/3.5$Linux_x86 LibreOffice_project/350m1$Build-2</meta:generator>
    <meta:document-statistic meta:table-count="0" meta:image-count="0" meta:object-count="0" meta:page-count="2" meta:paragraph-count="79" meta:word-count="746" meta:character-count="4687" meta:non-whitespace-character-count="3899"/>
  </office:meta>
</office:document-meta>
</file>